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tusRuntimeException.CactusRuntimeException( String msg , 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usRuntimeException.CactusRuntime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